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3. Wyniki testów</text:h>
      <text:p text:style-name="Text_20_body">Przeprowadzono testy funkcjonalne oraz niefunkcjonalne aplikacji w celu sprawdzenia poprawności działania oraz zgodności z wymaganiami projektowymi.</text:p>
      <text:h text:style-name="Heading_20_4" text:outline-level="4">3.1. Testy funkcjonalne</text:h>
      <text:p text:style-name="Text_20_body">Test 1: Uruchomienie aplikacji<text:line-break/>Oczekiwany rezultat: Aplikacja uruchamia się bez błędów<text:line-break/>Wynik: Pozytywny</text:p>
      <text:p text:style-name="Text_20_body">Test 2: Naciśnięcie przycisku „Start”<text:line-break/>Oczekiwany rezultat: Rozpoczęcie pomiaru kroków oraz lokalizacji GPS<text:line-break/>Wynik: Pozytywny</text:p>
      <text:p text:style-name="Text_20_body">Test 3: Ruch użytkownika<text:line-break/>Oczekiwany rezultat: Zwiększanie liczby kroków podczas poruszania się<text:line-break/>Wynik: Pozytywny</text:p>
      <text:p text:style-name="Text_20_body">Test 4: Naciśnięcie przycisku „Stop”<text:line-break/>Oczekiwany rezultat: Zatrzymanie pomiaru oraz zapis danych<text:line-break/>Wynik: Pozytywny</text:p>
      <text:p text:style-name="Text_20_body">Test 5: Zapis danych do pamięci (TinyDB)<text:line-break/>Oczekiwany rezultat: Dane zostają poprawnie zapisane w pamięci lokalnej<text:line-break/>Wynik: Pozytywny</text:p>
      <text:p text:style-name="Text_20_body">Test 6: Wyświetlenie dziennika<text:line-break/>Oczekiwany rezultat: Poprawne wyświetlenie zapisanych danych (data, czas, lokalizacja, liczba kroków)<text:line-break/>Wynik: Pozytywny</text:p>
      <text:h text:style-name="Heading_20_4" text:outline-level="4">3.2. Testy niefunkcjonalne</text:h>
      <text:p text:style-name="Text_20_body">Test 1: Czas reakcji interfejsu użytkownika<text:line-break/>Wymaganie: Czas odpowiedzi nie przekracza 200 ms<text:line-break/>Wynik: Spełniono wymaganie</text:p>
      <text:p text:style-name="Text_20_body">Test 2: Zużycie baterii<text:line-break/>Wymaganie: Zużycie baterii nie przekracza 10% na godzinę<text:line-break/>Wynik: Spełniono wymaganie</text:p>
      <text:p text:style-name="Text_20_body">Test 3: Kompatybilność systemowa<text:line-break/>Wymaganie: Aplikacja działa na systemie Android w wersji 8.0 lub nowszej<text:line-break/>Wynik: Spełniono wymaganie</text:p>
      <text:h text:style-name="Heading_20_4" text:outline-level="4">3.3. Wnioski</text:h>
      <text:p text:style-name="Text_20_body">Aplikacja działa zgodnie z założeniami projektowymi. Wszystkie funkcjonalności zostały poprawnie zaimplementowane i przetestowane. Nie wykryto błędów krytycznych wpływających na działanie aplikacj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01T15:51:09.019000000</meta:creation-date>
    <dc:date>2026-04-01T15:51:25.180000000</dc:date>
    <meta:editing-duration>PT16S</meta:editing-duration>
    <meta:editing-cycles>1</meta:editing-cycles>
    <meta:document-statistic meta:table-count="0" meta:image-count="0" meta:object-count="0" meta:page-count="1" meta:paragraph-count="15" meta:word-count="188" meta:character-count="1508" meta:non-whitespace-character-count="1335"/>
    <meta:generator>LibreOffice/24.2.5.2$Windows_X86_64 LibreOffice_project/bffef4ea93e59bebbeaf7f431bb02b1a39ee8a59</meta:generator>
  </office:meta>
</office:document-meta>
</file>